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8b8" officeooo:paragraph-rsid="0003f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release.Name" text:name="releaseVersion"/>
      </text:user-field-decls>
      <text:p text:style-name="P1">Test writer a TVL</text:p>
      <text:p text:style-name="P1"/>
      <text:p text:style-name="P1"/>
      <text:p text:style-name="P1"><text:user-field-get text:name="releaseVersion">$release.Version</text:user-field-get></text:p>
      <text:p text:style-name="P1"><text:user-field-get text:name="releaseVersion">$release.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VDr., JUDr., ThLic., Ing.  MgA. Karel Foršt, MBA, Ph.D.</meta:initial-creator>
    <meta:creation-date>2018-05-24T13:49:07.882000000</meta:creation-date>
    <dc:date>2018-05-24T13:51:14.484000000</dc:date>
    <dc:creator>MVDr., JUDr., ThLic., Ing.  MgA. Karel Foršt, MBA, Ph.D.</dc:creator>
    <meta:editing-duration>PT2M7S</meta:editing-duration>
    <meta:editing-cycles>1</meta:editing-cycles>
    <meta:document-statistic meta:table-count="0" meta:image-count="0" meta:object-count="0" meta:page-count="1" meta:paragraph-count="3" meta:word-count="6" meta:character-count="46" meta:non-whitespace-character-count="43"/>
    <meta:generator>LibreOffice/5.4.6.2$Windows_X86_64 LibreOffice_project/4014ce260a04f1026ba855d3b8d91541c224eab8</meta:generator>
  </office:meta>
</office:document-meta>
</file>